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Montserrat" svg:font-family="Montserrat" style:font-family-generic="system" style:font-pitch="variable" svg:panose-1="0 0 0 0 0 0 0 0 0 0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Was ist unter einer Servicestrategie zu verstehen?</text:p>
      <text:p text:style-name="Standard">Eine Servicestrategie bezieht sich auf die Planung und Gestaltung von Dienstleistungen, die ein Unternehmen seinen Kunden anbietet.</text:p>
      <text:p text:style-name="Standard"/>
      <text:p text:style-name="P2">Was ist unter ITSM zu verstehen und wieso ist die Kundenzufriedenheit als primäres Ziel von ITSM zu sehen?</text:p>
      <text:p text:style-name="Standard">IT-Service-Management umfasst die Planung und Durchführung von Updates, Änderungen, Störungsbeseitigungen sowie Personal- und Budgetplanung. Ziel ist die Verbesserung der Kundenzufriedenheit. Die Messbarkeit der IT-Serviceleistung ist dabei entscheidend.</text:p>
      <text:p text:style-name="Standard"/>
      <text:p text:style-name="P3">Wie sind Service-Anfragen von Kunden in das ITSM einzuordnen?</text:p>
      <text:p text:style-name="Standard">Sie werden als Service Requests bezeichnet und umfassen formelle Anfragen von Benutzern nach neuen Services, Informationen oder Änderungen an bestehenden Services.</text:p>
      <text:p text:style-name="Standard"/>
      <text:p text:style-name="P4">Erläutern Sie den letzten Satz: „Insgesamt stellen IT-Serviceleistungen betriebswirtschaftliche relevante Aktivitäten eines Unternehmens dar...“</text:p>
      <text:p text:style-name="Standard">IT-Serviceleistungen spielen eine wichtige Rolle für den Geschäftsbetrieb eines Unternehmens. Sie tragen zur Effizienz, Produktivität und Kundenzufriedenheit bei und beeinflussen somit direkt den wirtschaftlichen Erfolg des Unternehmens.</text:p>
      <text:p text:style-name="Standard"/>
      <text:p text:style-name="P5">Inwiefern lässt sich ITIL in das ITSM einordnen? Welche Rolle spielt ITIL hier?</text:p>
      <text:p text:style-name="Standard">Struktiverer Ansatz zur Unterstützung / Verbesserung</text:p>
      <text:p text:style-name="Standard"/>
      <text:p text:style-name="P6">Welche Vor- und Nachteile ergeben sich für Unternehmen, sich an ITIL zu orientieren?</text:p>
      <text:p text:style-name="Standard">Vorteile:<text:tab/><text:tab/><text:tab/><text:tab/><text:tab/>Nachteile:</text:p>
      <text:p text:style-name="Standard">Effizient Steigerung<text:tab/><text:tab/><text:tab/>Keine individuellen Lösungen</text:p>
      <text:p text:style-name="Standard">Ideengebung<text:tab/><text:tab/><text:tab/><text:tab/>Kost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Montserrat" svg:font-family="Montserrat" style:font-family-generic="system" style:font-pitch="variable" svg:panose-1="0 0 0 0 0 0 0 0 0 0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6%" fo:background-color="transparent" style:tab-stop-distance="0.4916in">
        <style:background-fill draw:fill="solid"/>
      </style:paragraph-properties>
      <style:text-properties style:font-name="Montserrat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="Aptos"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="Aptos"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="Aptos"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Aptos"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Aptos"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="Aptos"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="Aptos" style:font-name-asian="Times New Roman" fo:color="#272727" fo:hyphenate="false"/>
    </style:style>
    <style:style style:name="Standard" style:display-name="Standard" style:family="paragraph">
      <style:paragraph-properties fo:margin-bottom="0.1111in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="Aptos"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="Aptos"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="Aptos"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="Aptos"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gerio Da Silva Chilro</meta:initial-creator>
    <dc:creator>Rogerio Da Silva Chilro</dc:creator>
    <meta:creation-date>2024-09-03T07:43:00Z</meta:creation-date>
    <dc:date>2024-09-03T09:03:00Z</dc:date>
    <meta:template xlink:href="Normal.dotm" xlink:type="simple"/>
    <meta:editing-cycles>2</meta:editing-cycles>
    <meta:editing-duration>PT0S</meta:editing-duration>
    <meta:document-statistic meta:page-count="1" meta:paragraph-count="2" meta:word-count="202" meta:character-count="1474" meta:row-count="10" meta:non-whitespace-character-count="1274"/>
  </office:meta>
</office:document-meta>
</file>